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1b310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1b310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officeooo:rsid="00001c12" style:font-size-asian="14pt" style:font-style-asian="italic" style:font-weight-asian="bold" style:font-name-complex="Times New Roman1" style:font-size-complex="14pt"/>
    </style:style>
    <style:style style:name="T4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5" style:family="text">
      <style:text-properties style:font-name="Times New Roman" fo:language="en" fo:country="US" fo:font-style="italic" style:text-underline-style="solid" style:text-underline-width="auto" style:text-underline-color="font-color" fo:font-weight="bold" officeooo:rsid="00001c12" style:font-style-asian="italic" style:font-weight-asian="bold" style:font-name-complex="Times New Roman1"/>
    </style:style>
    <style:style style:name="T6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LXII</text:span><text:span text:style-name="T5">I</text:span></text:p>
      <text:p text:style-name="P2"><text:span text:style-name="T6">Павел и Виктор висели, прикованные к стене. Мария сидела в ноутбуке, набирая какие-то коды. Джейн, Евгений и роботы стояли около пленников. Наконец оторвавшись от экрана, девушка подошла к ним. </text:span></text:p>
      <text:p text:style-name="P2"><text:span text:style-name="T6">–Вы парни совершенно неспособны на злодейства и достижение высоких целей! </text:span></text:p>
      <text:p text:style-name="P2"><text:span text:style-name="T6">–С каких пор высокой целью стало злодейство? – спокойно сказал Павел.</text:span></text:p>
      <text:p text:style-name="P2"><text:span text:style-name="T6">–Смотря, что считать злодейством, а что высокой целью. Ты ведь тоже злодей в какой-то степени. Хорошая идея – использовать частотный модулятор и психологические приемы, чтобы обдурить всех. Но есть те, кто устойчив к этому. </text:span></text:p>
      <text:p text:style-name="P2"><text:span text:style-name="T6">–Твой план провален и у тебя нет шансов!</text:span></text:p>
      <text:p text:style-name="P2"><text:span text:style-name="T6">–Забавно, забавно. А сейчас ты увидишь, как проигрывают герои и насколько ничтожны парни! – произнесла девушка, вкладывая в ладонь киборга квантово-индукторный деструктор. Прошло несколько секунд и устройство, расплавившись, упало на пол. Посмотрев на это, Алехин лишь улыбнулся. </text:span></text:p>
      <text:p text:style-name="P2"><text:span text:style-name="T6">–А знаешь в чем твоя ошибка? Твоя ошибка в том, что ты недооцениваешь парней. Мы медлим в практике, но точны в расчетах. Ты хочешь делать, но нужен план. И у меня он был. Ты проиграла. </text:span></text:p>
      <text:p text:style-name="P2"><text:span text:style-name="T6">–Как жаль, что ты умрешь. Мне бы не помешал шут, – сказала Мария и щелкнула пальцами. Из протеза одного из киборгов выдвинулась небольшая дисковая пила и с пронзительным жужжанием начала приближаться к лицу Павла. Диск уже практически коснулся шеи, как </text:span><text:soft-page-break/><text:span text:style-name="T6">вдруг по залу пронеслась мощная звуковая волна. Павел успел улыбнуться стоящим в дверях Юле и Даше, после чего потерял сознание. Открыв глаза, он увидел улыбающегося Евгения. </text:span></text:p>
      <text:p text:style-name="P2"><text:span text:style-name="T6">–Павел Даниилович, ну как вы? – спросил тот. </text:span></text:p>
      <text:p text:style-name="P2"><text:span text:style-name="T6">–Евгений, ты? Все получилось? </text:span></text:p>
      <text:p text:style-name="P2"><text:span text:style-name="T6">–Практически, – сказала Джейн. </text:span></text:p>
      <text:p text:style-name="P2"><text:span text:style-name="T6">Павел приподнялся и осмотрел зал. Мария с озлобленным видом вставала с пола с растрепанными волосами. У стены валялись неподвижно киборги. Юля и Даша стояли у деструктора. Виктор, осторожно прикладывая скрипку к плечу и поднимая смычок, стоял у стены с гневным взглядом. Максим стоял рядом с девушками, гневно глядя на Марию. </text:span></text:p>
      <text:p text:style-name="P2"><text:span text:style-name="T6">–А я же предупреждал тебя, – произнес Павел, доставая ручку. </text:span></text:p>
      <text:p text:style-name="P2"><text:span text:style-name="T6">–Довольно! Это еще не конец! Пусть я потеряла суперагентов и хоть одного нормального парня программиста-доктора, но у меня остались мои малыши! </text:span></text:p>
      <text:p text:style-name="P2"><text:span text:style-name="T6">Девушка гневно нажала на кнопку на пульте и в зал со всех сторон вошли 15 киборгов. Мария в одно движение достала рукоятку. Алексей стоял со шприцем в руках, а напротив них сгруппировались Павел, крутя в руках ручку, Джейн, раскладывая дубинки, Евгений, поправляя цилиндр и выхватывая трость. Девушки с квантово-индукторным деструктором и Максим с флешкой, на которой лежал код отмены и вирус для уничтожения системы. </text:span></text:p>
      <text:p text:style-name="P2"><text:span text:style-name="T6">–Ну что, потанцуем! – крикнул Евгений, вырубая зарядом одного из киборгов. </text:span></text:p>
      <text:p text:style-name="P2"><text:soft-page-break/><text:span text:style-name="T6">–Вперед! Не дайте им скрыться или добраться до пульта! Доктора взять живым! – скомандовала Мария, и киборги бросились на них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54:04.809000000</meta:creation-date>
    <dc:date>2022-05-15T19:54:28.382000000</dc:date>
    <meta:editing-duration>PT23S</meta:editing-duration>
    <meta:editing-cycles>1</meta:editing-cycles>
    <meta:document-statistic meta:table-count="0" meta:image-count="0" meta:object-count="0" meta:page-count="3" meta:paragraph-count="18" meta:word-count="414" meta:character-count="2755" meta:non-whitespace-character-count="2335"/>
    <meta:generator>LibreOffice/7.2.2.2$Windows_X86_64 LibreOffice_project/02b2acce88a210515b4a5bb2e46cbfb63fe97d56</meta:generator>
  </office:meta>
</office:document-meta>
</file>